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e5c6" officeooo:paragraph-rsid="000ee5c6"/>
    </style:style>
    <style:style style:name="P2" style:family="paragraph" style:parent-style-name="Standard">
      <style:paragraph-properties fo:text-align="start" style:justify-single-word="false"/>
      <style:text-properties officeooo:rsid="000ee5c6" officeooo:paragraph-rsid="000ee5c6"/>
    </style:style>
    <style:style style:name="P3" style:family="paragraph" style:parent-style-name="Standard">
      <style:paragraph-properties fo:text-align="start" style:justify-single-word="false">
        <style:tab-stops>
          <style:tab-stop style:position="5.6563in"/>
        </style:tab-stops>
      </style:paragraph-properties>
      <style:text-properties officeooo:rsid="000ee5c6" officeooo:paragraph-rsid="000ee5c6"/>
    </style:style>
    <style:style style:name="P4" style:family="paragraph" style:parent-style-name="Standard">
      <style:paragraph-properties fo:text-align="start" style:justify-single-word="false">
        <style:tab-stops>
          <style:tab-stop style:position="5.6563in"/>
        </style:tab-stops>
      </style:paragraph-properties>
      <style:text-properties officeooo:rsid="000f4e00" officeooo:paragraph-rsid="000f4e00"/>
    </style:style>
    <style:style style:name="P5" style:family="paragraph" style:parent-style-name="Standard">
      <style:paragraph-properties fo:text-align="start" style:justify-single-word="false">
        <style:tab-stops>
          <style:tab-stop style:position="5.6563in"/>
        </style:tab-stops>
      </style:paragraph-properties>
      <style:text-properties officeooo:rsid="00112b0f" officeooo:paragraph-rsid="00112b0f"/>
    </style:style>
    <style:style style:name="P6" style:family="paragraph" style:parent-style-name="Standard">
      <style:paragraph-properties fo:text-align="start" style:justify-single-word="false">
        <style:tab-stops>
          <style:tab-stop style:position="5.6563in"/>
        </style:tab-stops>
      </style:paragraph-properties>
      <style:text-properties officeooo:rsid="00112b0f" officeooo:paragraph-rsid="001162fb"/>
    </style:style>
    <style:style style:name="P7" style:family="paragraph" style:parent-style-name="Standard">
      <style:paragraph-properties fo:text-align="center" style:justify-single-word="false"/>
      <style:text-properties officeooo:rsid="00112b0f" officeooo:paragraph-rsid="00112b0f"/>
    </style:style>
    <style:style style:name="P8" style:family="paragraph" style:parent-style-name="Standard">
      <style:paragraph-properties fo:text-align="center" style:justify-single-word="false">
        <style:tab-stops>
          <style:tab-stop style:position="5.6563in"/>
        </style:tab-stops>
      </style:paragraph-properties>
      <style:text-properties officeooo:rsid="00112b0f" officeooo:paragraph-rsid="00112b0f"/>
    </style:style>
    <style:style style:name="P9" style:family="paragraph" style:parent-style-name="Standard">
      <style:paragraph-properties fo:text-align="start" style:justify-single-word="false">
        <style:tab-stops>
          <style:tab-stop style:position="5.6563in"/>
        </style:tab-stops>
      </style:paragraph-properties>
      <style:text-properties officeooo:rsid="001162fb" officeooo:paragraph-rsid="001162fb"/>
    </style:style>
    <style:style style:name="P10" style:family="paragraph" style:parent-style-name="Standard">
      <style:paragraph-properties fo:text-align="center" style:justify-single-word="false">
        <style:tab-stops>
          <style:tab-stop style:position="5.6563in"/>
        </style:tab-stops>
      </style:paragraph-properties>
      <style:text-properties officeooo:rsid="00132562" officeooo:paragraph-rsid="00132562"/>
    </style:style>
    <style:style style:name="P11" style:family="paragraph" style:parent-style-name="Standard">
      <style:paragraph-properties fo:text-align="start" style:justify-single-word="false">
        <style:tab-stops>
          <style:tab-stop style:position="5.6563in"/>
        </style:tab-stops>
      </style:paragraph-properties>
      <style:text-properties officeooo:rsid="00132562" officeooo:paragraph-rsid="00132562"/>
    </style:style>
    <style:style style:name="P12" style:family="paragraph" style:parent-style-name="Standard" style:list-style-name="L1">
      <style:paragraph-properties fo:text-align="start" style:justify-single-word="false">
        <style:tab-stops>
          <style:tab-stop style:position="5.6563in"/>
        </style:tab-stops>
      </style:paragraph-properties>
      <style:text-properties officeooo:rsid="000ee5c6" officeooo:paragraph-rsid="000ee5c6"/>
    </style:style>
    <style:style style:name="P13" style:family="paragraph" style:parent-style-name="Standard" style:list-style-name="L2">
      <style:paragraph-properties fo:text-align="start" style:justify-single-word="false">
        <style:tab-stops>
          <style:tab-stop style:position="5.6563in"/>
        </style:tab-stops>
      </style:paragraph-properties>
      <style:text-properties officeooo:rsid="000f4e00" officeooo:paragraph-rsid="000f4e00"/>
    </style:style>
    <style:style style:name="P14" style:family="paragraph" style:parent-style-name="Standard" style:list-style-name="L3">
      <style:paragraph-properties fo:text-align="start" style:justify-single-word="false">
        <style:tab-stops>
          <style:tab-stop style:position="5.6563in"/>
        </style:tab-stops>
      </style:paragraph-properties>
      <style:text-properties officeooo:rsid="00112b0f" officeooo:paragraph-rsid="00112b0f"/>
    </style:style>
    <style:style style:name="P15" style:family="paragraph" style:parent-style-name="Standard" style:list-style-name="L4">
      <style:paragraph-properties fo:text-align="start" style:justify-single-word="false">
        <style:tab-stops>
          <style:tab-stop style:position="5.6563in"/>
        </style:tab-stops>
      </style:paragraph-properties>
      <style:text-properties officeooo:rsid="00112b0f" officeooo:paragraph-rsid="001162fb"/>
    </style:style>
    <style:style style:name="P16" style:family="paragraph" style:parent-style-name="Standard" style:list-style-name="L5">
      <style:paragraph-properties fo:text-align="start" style:justify-single-word="false">
        <style:tab-stops>
          <style:tab-stop style:position="5.6563in"/>
        </style:tab-stops>
      </style:paragraph-properties>
      <style:text-properties officeooo:rsid="00112b0f" officeooo:paragraph-rsid="001162fb"/>
    </style:style>
    <style:style style:name="P17" style:family="paragraph" style:parent-style-name="Standard" style:list-style-name="L6">
      <style:paragraph-properties fo:text-align="start" style:justify-single-word="false">
        <style:tab-stops>
          <style:tab-stop style:position="5.6563in"/>
        </style:tab-stops>
      </style:paragraph-properties>
      <style:text-properties officeooo:rsid="00112b0f" officeooo:paragraph-rsid="001162fb"/>
    </style:style>
    <style:style style:name="P18" style:family="paragraph" style:parent-style-name="Standard">
      <style:paragraph-properties fo:text-align="start" style:justify-single-word="false">
        <style:tab-stops>
          <style:tab-stop style:position="5.6563in"/>
        </style:tab-stops>
      </style:paragraph-properties>
      <style:text-properties officeooo:rsid="00132562" officeooo:paragraph-rsid="001442c9"/>
    </style:style>
    <style:style style:name="P19" style:family="paragraph" style:parent-style-name="Standard">
      <style:paragraph-properties fo:text-align="start" style:justify-single-word="false">
        <style:tab-stops>
          <style:tab-stop style:position="5.6563in"/>
        </style:tab-stops>
      </style:paragraph-properties>
      <style:text-properties officeooo:rsid="00132562" officeooo:paragraph-rsid="00132562"/>
    </style:style>
    <style:style style:name="T1" style:family="text">
      <style:text-properties officeooo:rsid="000f4e00"/>
    </style:style>
    <style:style style:name="T2" style:family="text">
      <style:text-properties officeooo:rsid="00112b0f"/>
    </style:style>
    <style:style style:name="T3" style:family="text">
      <style:text-properties officeooo:rsid="001162fb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tenance Guide</text:p>
      <text:p text:style-name="P1"/>
      <text:p text:style-name="P7">Source Code Maintenance</text:p>
      <text:p text:style-name="P1"/>
      <text:p text:style-name="P2">1. Retrieving the code from Heroku</text:p>
      <text:list xml:id="list7632135367605745392" text:style-name="L1">
        <text:list-item>
          <text:p text:style-name="P12">Login to Heroku with the command “Heroku login”</text:p>
        </text:list-item>
        <text:list-item>
          <text:p text:style-name="P12">enter email and password</text:p>
        </text:list-item>
        <text:list-item>
          <text:p text:style-name="P12">use the command “Heroku apps” to view the name(s) of the app on the heroku server</text:p>
        </text:list-item>
        <text:list-item>
          <text:p text:style-name="P12">use the command “Heroku git:clone -a appname” to get the code from heroku that is currently the live version</text:p>
        </text:list-item>
      </text:list>
      <text:p text:style-name="P3"/>
      <text:p text:style-name="P3">2. Save a copy of the code from Heroku in a separate location just in case <text:span text:style-name="T1">or upload it to a github account or other form of version control you prefer so you have version control outside of Heroku</text:span></text:p>
      <text:p text:style-name="P3"/>
      <text:p text:style-name="P4">3. Modify the code and test it throughly on either localhost or a proxy server</text:p>
      <text:p text:style-name="P4"/>
      <text:p text:style-name="P4">4. push the code back to heroku for updating live version</text:p>
      <text:list xml:id="list8836220391938759746" text:style-name="L2">
        <text:list-item>
          <text:p text:style-name="P13">use the command “git push heroku master” in order to push changes to the live version of the website</text:p>
        </text:list-item>
      </text:list>
      <text:p text:style-name="P4"/>
      <text:p text:style-name="P4">5. <text:span text:style-name="T2">Rolling back to a previous version</text:span></text:p>
      <text:list xml:id="list1147867691395053861" text:style-name="L3">
        <text:list-item>
          <text:p text:style-name="P14">use the command “Heroku releases” to view the list of versions heroku has stored</text:p>
        </text:list-item>
        <text:list-item>
          <text:p text:style-name="P14">use the command “Heroku releases: rollback versionIdentifier” to rollback to a previous versions</text:p>
          <text:list>
            <text:list-item>
              <text:p text:style-name="P14">versionIdentifier will be something along the lines of “v102”</text:p>
            </text:list-item>
          </text:list>
        </text:list-item>
      </text:list>
      <text:p text:style-name="P5"/>
      <text:p text:style-name="P5"/>
      <text:p text:style-name="P8">Item Maintenance</text:p>
      <text:p text:style-name="P8"/>
      <text:p text:style-name="P9">1. Login as the Administrator</text:p>
      <text:list xml:id="list4590120268280551116" text:style-name="L4">
        <text:list-item>
          <text:p text:style-name="P15">First login to the website with your admin account.</text:p>
        </text:list-item>
        <text:list-item>
          <text:p text:style-name="P15">*To view the Admin Page, put /admin to the end of the URL.</text:p>
        </text:list-item>
      </text:list>
      <text:p text:style-name="P6"/>
      <text:p text:style-name="P6"><text:span text:style-name="T3">2. </text:span>Viewing Product<text:span text:style-name="T3">s</text:span></text:p>
      <text:list xml:id="list2058589642826788806" text:style-name="L5">
        <text:list-item>
          <text:p text:style-name="P16">When you first navigate to the admin page, you are brought to the order screen where you can view all the incoming orders.</text:p>
        </text:list-item>
        <text:list-item>
          <text:p text:style-name="P16">Click on Products&gt;Products.</text:p>
        </text:list-item>
        <text:list-item>
          <text:p text:style-name="P16">Here, an admin can view, edit, and add products.</text:p>
        </text:list-item>
      </text:list>
      <text:p text:style-name="P6"/>
      <text:p text:style-name="P9">3. <text:s/>Adding/updating a Product</text:p>
      <text:list xml:id="list1680632994512923972" text:style-name="L6">
        <text:list-item>
          <text:p text:style-name="P17">When on the Product page, click the green button in the top right New Product.</text:p>
        </text:list-item>
        <text:list-item>
          <text:p text:style-name="P17">*Type in all the information you would like to supply to the product.</text:p>
        </text:list-item>
        <text:list-item>
          <text:p text:style-name="P17">Once you hit Create you will be brought to a more detailed page for the new item.</text:p>
        </text:list-item>
        <text:list-item>
          <text:p text:style-name="P17">*Type in more information as it’s needed.</text:p>
        </text:list-item>
        <text:list-item>
          <text:p text:style-name="P17">Below the green button on the right, click on Images.</text:p>
        </text:list-item>
        <text:list-item>
          <text:p text:style-name="P17">Now hit the green button on the right New Image.</text:p>
        </text:list-item>
        <text:list-item>
          <text:p text:style-name="P17">Press the button Choose file to choose an image for the product.</text:p>
        </text:list-item>
        <text:list-item>
          <text:p text:style-name="P17"><text:soft-page-break/>Click Create.</text:p>
        </text:list-item>
        <text:list-item>
          <text:p text:style-name="P17">Now, click on Stock on the right.</text:p>
        </text:list-item>
        <text:list-item>
          <text:p text:style-name="P17">Here you can add stock of the product you just created.</text:p>
        </text:list-item>
        <text:list-item>
          <text:p text:style-name="P17">Adjust the quantity as needed then press Add Stock.</text:p>
        </text:list-item>
        <text:list-item>
          <text:p text:style-name="P17">You can track the stock below </text:p>
        </text:list-item>
      </text:list>
      <text:p text:style-name="P6"/>
      <text:p text:style-name="P6"/>
      <text:p text:style-name="P6"/>
      <text:p text:style-name="P10">- Github Guide -</text:p>
      <text:p text:style-name="P10"/>
      <text:p text:style-name="P10"/>
      <text:p text:style-name="P10"/>
      <text:p text:style-name="P11"><text:s text:c="5"/>Github is version control for projects. It records changes that are made over time</text:p>
      <text:p text:style-name="P11">in order to recall past versions of a project. Therefore, if any changes are made, the</text:p>
      <text:p text:style-name="P11">previous version will always be there in case a new version fails in the future. This</text:p>
      <text:p text:style-name="P11">section will go over how to work with our repository. A quick reference of commands is</text:p>
      <text:p text:style-name="P11">provided at the end of this section.</text:p>
      <text:p text:style-name="P11"/>
      <text:p text:style-name="P11"/>
      <text:p text:style-name="P11"/>
      <text:p text:style-name="P10">- Repository -</text:p>
      <text:p text:style-name="P11"/>
      <text:p text:style-name="P11"/>
      <text:p text:style-name="P11"/>
      <text:p text:style-name="P11"><text:s text:c="5"/>If you’d like to partake in this glorious service go to github.com and create an</text:p>
      <text:p text:style-name="P11">account. Next, you’ll need to get the repository cloned onto your machine. This is</text:p>
      <text:p text:style-name="P11">basically just the process of creating a new folder where you would like the repository</text:p>
      <text:p text:style-name="P11">and running a few commands in order to clone the project into that directory. Since the</text:p>
      <text:p text:style-name="P11">project is currently under my own github user, I will have to add you as a collaborator</text:p>
      <text:p text:style-name="P11">myself through a link. If you’d like to be invited to be a collaborator, feel free to ask for</text:p>
      <text:p text:style-name="P11">such permissions via my email: matthewmazz12@gmail.com. I will email you the link</text:p>
      <text:p text:style-name="P11">you need and any further instructions. When working on a project use the command “cd</text:p>
      <text:p text:style-name="P11">repository/path” in your command line. For the remainder of this guide you will be in</text:p>
      <text:p text:style-name="P11">this directory entering Github commands in the command line.</text:p>
      <text:p text:style-name="P11"/>
      <text:p text:style-name="P11"/>
      <text:p text:style-name="P11"/>
      <text:p text:style-name="P10">- How To -</text:p>
      <text:p text:style-name="P11"/>
      <text:p text:style-name="P11"/>
      <text:p text:style-name="P11"/>
      <text:p text:style-name="P11"><text:s text:c="5"/>Before you start working on code, check to see if there are any pull requests. You</text:p>
      <text:p text:style-name="P11">can do this by going into the git repository on the website and check for pull requests</text:p>
      <text:p text:style-name="P11">there. If there is, and go into the master branch *git checkout master* and *git pull*.</text:p>
      <text:p text:style-name="P11">The changes have now been made to your local master, but NOT your working branch.</text:p>
      <text:p text:style-name="P11"/>
      <text:p text:style-name="P11"/>
      <text:p text:style-name="P11"/>
      <text:p text:style-name="P11"><text:soft-page-break/></text:p>
      <text:p text:style-name="P10">- Pulling &amp; Merging -</text:p>
      <text:p text:style-name="P11"/>
      <text:p text:style-name="P11"/>
      <text:p text:style-name="P11">To pull changes from master into your branch, either:</text:p>
      <text:p text:style-name="P11"><text:s text:c="5"/>1. Create a pull request on github with base set to your working branch and the</text:p>
      <text:p text:style-name="P18"><text:s text:c="9"/>compare set to the master. Fill in the rest. </text:p>
      <text:p text:style-name="P18"><text:s text:c="16"/>After merge: *git checkout branch_name* </text:p>
      <text:p text:style-name="P18"><text:s text:c="37"/>*git pull*</text:p>
      <text:p text:style-name="P18"/>
      <text:p text:style-name="P18"><text:s text:c="5"/>2. *git checkout branch_name*</text:p>
      <text:p text:style-name="P18"><text:s text:c="9"/>*git merge master -m “local_merge_message_here”*</text:p>
      <text:p text:style-name="P11"><text:s text:c="9"/>*git push origin branch_name*.</text:p>
      <text:p text:style-name="P11"/>
      <text:p text:style-name="P11">To merge your branch into master, either:</text:p>
      <text:p text:style-name="P11"><text:s text:c="6"/>1. Create a pull request on github with base set to master and the compare set to the</text:p>
      <text:p text:style-name="P11"><text:s text:c="10"/>branch_name (Note: All of your branch commits need to be pushed online before</text:p>
      <text:p text:style-name="P18"><text:s text:c="10"/>you create a pull request). Fill in the rest. </text:p>
      <text:p text:style-name="P18"><text:s text:c="16"/>After merge: *git checkout master* </text:p>
      <text:p text:style-name="P18"><text:s text:c="37"/>*git pull*</text:p>
      <text:p text:style-name="P18"/>
      <text:p text:style-name="P18"><text:s text:c="6"/>2. *git checkout master*</text:p>
      <text:p text:style-name="P18"><text:s text:c="10"/>*git merge branch_name -m “local_merge_message_here”*</text:p>
      <text:p text:style-name="P11"><text:s text:c="10"/>*git push origin master*.</text:p>
      <text:p text:style-name="P11"/>
      <text:p text:style-name="P11"/>
      <text:p text:style-name="P10">-Conflicts-</text:p>
      <text:p text:style-name="P11"/>
      <text:p text:style-name="P11"/>
      <text:p text:style-name="P11"><text:s text:c="5"/>When pushing or pulling if you have a merge conflict (Need to pull changes if you were</text:p>
      <text:p text:style-name="P11">originally pushing), manually edit conflicting code. This includes moving code to</text:p>
      <text:p text:style-name="P11">different lines, editing lines, and choosing which line to use where the conflict began.</text:p>
      <text:p text:style-name="P11"/>
      <text:p text:style-name="P11">After you’ve made changes:</text:p>
      <text:p text:style-name="P11"><text:s text:c="5"/>- *git add -A*</text:p>
      <text:p text:style-name="P11"><text:s text:c="5"/>- *git commit -a -m “message_about_fixing_conflict”</text:p>
      <text:p text:style-name="P11"><text:s text:c="5"/>- *git push origin branch_name</text:p>
      <text:p text:style-name="P11"/>
      <text:p text:style-name="P11"/>
      <text:p text:style-name="P10">- Pushing -</text:p>
      <text:p text:style-name="P11"/>
      <text:p text:style-name="P11"/>
      <text:p text:style-name="P11"><text:s text:c="5"/>Now that your machine is up to date you may start making changes. Once you are</text:p>
      <text:p text:style-name="P11">happy with the changes you made and want to add them to the online repository:</text:p>
      <text:p text:style-name="P11"><text:s text:c="5"/>- *git add -A* Stages all the files (old/new) to the commit</text:p>
      <text:p text:style-name="P11"><text:s text:c="5"/>- *git commit -a -m “message_about_commit”* Commits all changes locally</text:p>
      <text:p text:style-name="P11"><text:s text:c="5"/>- *git push origin branch_name* Pushes commit to online repository</text:p>
      <text:p text:style-name="P11">The changes will now be viewable on github where collaborators can review changes. If</text:p>
      <text:p text:style-name="P11">you wish to merge your branch to master, check above in Pulling and Merging section.</text:p>
      <text:p text:style-name="P11"><text:soft-page-break/></text:p>
      <text:p text:style-name="P11"/>
      <text:p text:style-name="P11"/>
      <text:p text:style-name="P11"/>
      <text:p text:style-name="P10">- Quick Commands -</text:p>
      <text:p text:style-name="P11"/>
      <text:p text:style-name="P11"/>
      <text:p text:style-name="P11">Branches:</text:p>
      <text:p text:style-name="P11"><text:s text:c="5"/>- git branch branch_name</text:p>
      <text:p text:style-name="P11"><text:s text:c="5"/>- git checkout branch_name</text:p>
      <text:p text:style-name="P11"><text:s text:c="5"/>- git branch</text:p>
      <text:p text:style-name="P11">Pushing:</text:p>
      <text:p text:style-name="P11"><text:s text:c="5"/>- git add -A</text:p>
      <text:p text:style-name="P11"><text:s text:c="5"/>- git commit -m “comment_about_changes”</text:p>
      <text:p text:style-name="P11"><text:s text:c="5"/>- git push origin branch_name</text:p>
      <text:p text:style-name="P11">Pulling:</text:p>
      <text:p text:style-name="P11"><text:s text:c="5"/>- git pull (while in whatever branch)</text:p>
      <text:p text:style-name="P11"/>
      <text:p text:style-name="P10">Notes</text:p>
      <text:p text:style-name="P11"/>
      <text:p text:style-name="P11">-Be very careful when making changes to files you know are going to be edited</text:p>
      <text:p text:style-name="P11">by someone else. Your files may be overwritten and/or you will run into merge conflicts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3:21:39.367207259</meta:creation-date>
    <dc:date>2017-04-26T15:39:53.656997941</dc:date>
    <meta:editing-duration>PT27M2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4" meta:paragraph-count="106" meta:word-count="1044" meta:character-count="6005" meta:non-whitespace-character-count="4801"/>
  </office:meta>
</office:document-meta>
</file>